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padding="0in" fo:border="none"/>
    </style:style>
    <style:style style:name="P2" style:family="paragraph" style:parent-style-name="Standard">
      <style:paragraph-properties fo:margin-top="0.1665in" fo:margin-bottom="0in" loext:contextual-spacing="false" fo:line-height="100%" fo:padding="0in" fo:border="none"/>
    </style:style>
    <style:style style:name="P3" style:family="paragraph" style:parent-style-name="Standard">
      <style:paragraph-properties fo:margin-top="0.1665in" fo:margin-bottom="0in" loext:contextual-spacing="false" fo:line-height="100%"/>
    </style:style>
    <style:style style:name="P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Heading_20_4">
      <style:paragraph-properties fo:margin-top="0in" fo:margin-bottom="0in" loext:contextual-spacing="false" fo:line-height="100%" fo:keep-together="auto" fo:padding="0in" fo:border="none" fo:keep-with-next="auto"/>
    </style:style>
    <style:style style:name="P22" style:family="paragraph" style:parent-style-name="Heading_20_4">
      <style:paragraph-properties fo:margin-top="0in" fo:margin-bottom="0.028in" loext:contextual-spacing="false" fo:line-height="100%" fo:keep-together="auto" fo:padding="0in" fo:border="none" fo:keep-with-next="auto"/>
    </style:style>
    <style:style style:name="P23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24" style:family="paragraph" style:parent-style-name="Heading_20_3">
      <style:paragraph-properties fo:margin-top="0in" fo:margin-bottom="0in" loext:contextual-spacing="false" fo:line-height="100%" fo:keep-together="auto" fo:padding="0in" fo:border="none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f17octmpozsu"/><text:span text:style-name="T1">Condicionales en JavaScript</text:span></text:p>
      <text:p text:style-name="P21"><text:bookmark text:name="_3qennxq0lvoh"/><text:span text:style-name="T1">if Statement</text:span></text:p>
      <text:p text:style-name="P1"><text:span text:style-name="T2">El condicional if ejecuta un bloque de código si la condición es verdadera</text:span></text:p>
      <text:p text:style-name="P1"><text:span text:style-name="T2"><text:line-break/><text:line-break/></text:span></text:p>
      <text:p text:style-name="P1"><text:span text:style-name="T2">let edad = 20;</text:span></text:p>
      <text:p text:style-name="P1"><text:span text:style-name="T2"><text:line-break/><text:line-break/></text:span></text:p>
      <text:p text:style-name="P1"><text:span text:style-name="T2">if (edad &gt;= 18) {</text:span></text:p>
      <text:p text:style-name="P1"><text:span text:style-name="T2">console.log("Eres mayor de edad.");</text:span></text:p>
      <text:p text:style-name="P1"><text:span text:style-name="T2">}</text:span></text:p>
      <text:p text:style-name="P1"><text:span text:style-name="T2"><text:line-break/><text:line-break/></text:span></text:p>
      <text:p text:style-name="P22"><text:bookmark text:name="_crhy05cb2vr"/><text:span text:style-name="T1">if-else Statement</text:span></text:p>
      <text:p text:style-name="P2"><text:span text:style-name="T2">El condicional if-else ejecuta un bloque de código si la condición es verdadera, y otro bloque si la condición es falsa.</text:span></text:p>
      <text:p text:style-name="P2"><text:span text:style-name="T2"><text:line-break/></text:span></text:p>
      <text:p text:style-name="P2"><text:span text:style-name="T2">let edad = 16;</text:span></text:p>
      <text:p text:style-name="P2"><text:span text:style-name="T2"><text:line-break/></text:span></text:p>
      <text:p text:style-name="P2"><text:span text:style-name="T2">if (edad &gt;= 18) {</text:span></text:p>
      <text:p text:style-name="P2"><text:span text:style-name="T2">console.log("Eres mayor de edad.");</text:span></text:p>
      <text:p text:style-name="P2"><text:span text:style-name="T2">} else {</text:span></text:p>
      <text:p text:style-name="P2"><text:span text:style-name="T2">console.log("Eres menor de edad.");</text:span></text:p>
      <text:p text:style-name="P2"><text:span text:style-name="T2">}</text:span></text:p>
      <text:p text:style-name="P2"><text:span text:style-name="T2"><text:line-break/></text:span></text:p>
      <text:p text:style-name="P21"><text:bookmark text:name="_xkfjufvfyylr"/><text:span text:style-name="T1">if-else if-else Statement</text:span></text:p>
      <text:p text:style-name="P2"><text:span text:style-name="T2">El condicional if-else if-else permite verificar múltiples condiciones.</text:span></text:p>
      <text:p text:style-name="P2"><text:span text:style-name="T2"><text:line-break/></text:span></text:p>
      <text:p text:style-name="P2"><text:span text:style-name="T2">let edad = 18;</text:span></text:p>
      <text:p text:style-name="P2"><text:soft-page-break/><text:span text:style-name="T2"><text:line-break/></text:span></text:p>
      <text:p text:style-name="P2"><text:span text:style-name="T2">if (edad &lt; 18) {</text:span></text:p>
      <text:p text:style-name="P2"><text:span text:style-name="T2">console.log("Eres menor de edad.");</text:span></text:p>
      <text:p text:style-name="P2"><text:span text:style-name="T2">} else if (edad === 18) {</text:span></text:p>
      <text:p text:style-name="P2"><text:span text:style-name="T2">console.log("Tienes 18 años.");</text:span></text:p>
      <text:p text:style-name="P2"><text:span text:style-name="T2">} else {</text:span></text:p>
      <text:p text:style-name="P2"><text:span text:style-name="T2">console.log("Eres mayor de edad.");</text:span></text:p>
      <text:p text:style-name="P2"><text:span text:style-name="T2">}</text:span></text:p>
      <text:p text:style-name="P2"><text:span text:style-name="T2"><text:line-break/></text:span></text:p>
      <text:p text:style-name="P2"><text:span text:style-name="T2"><text:line-break/></text:span></text:p>
      <text:p text:style-name="P21"><text:bookmark text:name="_qckawmz0bhiv"/><text:span text:style-name="T1">switch Statement</text:span></text:p>
      <text:p text:style-name="P2"><text:span text:style-name="T2">El condicional switch selecciona entre múltiples bloques de código basados en el valor de una variable.</text:span></text:p>
      <text:p text:style-name="P2"><text:span text:style-name="T2"><text:line-break/></text:span></text:p>
      <text:p text:style-name="P2"><text:span text:style-name="T2"><text:line-break/></text:span></text:p>
      <text:p text:style-name="P2"><text:span text:style-name="T2">let dia = "lunes";</text:span></text:p>
      <text:p text:style-name="P2"><text:span text:style-name="T2"><text:line-break/></text:span></text:p>
      <text:p text:style-name="P2"><text:span text:style-name="T2">switch (dia) {</text:span></text:p>
      <text:p text:style-name="P2"><text:span text:style-name="T2">case "lunes":</text:span></text:p>
      <text:p text:style-name="P2"><text:span text:style-name="T2">console.log("Hoy es lunes.");</text:span></text:p>
      <text:p text:style-name="P2"><text:span text:style-name="T2">break;</text:span></text:p>
      <text:p text:style-name="P2"><text:span text:style-name="T2">case "martes":</text:span></text:p>
      <text:p text:style-name="P2"><text:span text:style-name="T2">console.log("Hoy es martes.");</text:span></text:p>
      <text:p text:style-name="P2"><text:span text:style-name="T2">break;</text:span></text:p>
      <text:p text:style-name="P2"><text:span text:style-name="T2">case "miércoles":</text:span></text:p>
      <text:p text:style-name="P2"><text:span text:style-name="T2">console.log("Hoy es miércoles.");</text:span></text:p>
      <text:p text:style-name="P2"><text:span text:style-name="T2">break;</text:span></text:p>
      <text:p text:style-name="P2"><text:soft-page-break/><text:span text:style-name="T2">default:</text:span></text:p>
      <text:p text:style-name="P2"><text:span text:style-name="T2">console.log("No es lunes, martes ni miércoles.");</text:span></text:p>
      <text:p text:style-name="P2"><text:span text:style-name="T2">break;</text:span></text:p>
      <text:p text:style-name="P2"><text:span text:style-name="T2">}</text:span></text:p>
      <text:p text:style-name="P2"><text:span text:style-name="T2"><text:line-break/></text:span></text:p>
      <text:p text:style-name="P2"><text:span text:style-name="T2"><text:line-break/></text:span></text:p>
      <text:p text:style-name="P24"><text:bookmark text:name="_t9x91mv6bs4x"/><text:span text:style-name="T1">Explicación de los Ejemplos</text:span></text:p>
      <text:list xml:id="list53609978" text:style-name="WWNum6">
        <text:list-item>
          <text:p text:style-name="P4"><text:tab/><text:line-break/> <text:tab/><text:span text:style-name="T3">if Statement</text:span><text:span text:style-name="T2">:<text:line-break/></text:span></text:p>
        </text:list-item>
      </text:list>
      <text:list xml:id="list3438193694" text:style-name="WWNum14">
        <text:list-item>
          <text:p text:style-name="P7"><text:tab/><text:line-break/><text:span text:style-name="T2">Verifica <text:tab/>si la variable edad es mayor o igual a 18.<text:line-break/></text:span></text:p>
        </text:list-item>
      </text:list>
      <text:list xml:id="list2206379832" text:style-name="WWNum12">
        <text:list-item>
          <text:p text:style-name="P18"><text:tab/><text:line-break/><text:span text:style-name="T2">Si la condición es <text:tab/>verdadera, imprime "Eres mayor de edad."<text:line-break/></text:span></text:p>
        </text:list-item>
      </text:list>
      <text:p text:style-name="P2"><text:span text:style-name="T2">2. </text:span><text:span text:style-name="T3">if-else Statement</text:span><text:span text:style-name="T2">:</text:span></text:p>
      <text:list xml:id="list3798015525" text:style-name="WWNum3">
        <text:list-item>
          <text:p text:style-name="P5"><text:tab/><text:line-break/><text:span text:style-name="T2">Verifica si <text:tab/>la variable edad es mayor o igual a 18.<text:line-break/></text:span></text:p>
        </text:list-item>
      </text:list>
      <text:list xml:id="list2392565517" text:style-name="WWNum8">
        <text:list-item>
          <text:p text:style-name="P8"><text:tab/><text:line-break/><text:span text:style-name="T2">Si la condición <text:tab/>es verdadera, imprime "Eres mayor de edad."<text:line-break/></text:span></text:p>
        </text:list-item>
      </text:list>
      <text:list xml:id="list3024009314" text:style-name="WWNum1">
        <text:list-item>
          <text:p text:style-name="P9"><text:tab/><text:line-break/><text:span text:style-name="T2">Si la condición <text:tab/>es falsa, imprime "Eres menor de edad."<text:line-break/></text:span></text:p>
        </text:list-item>
      </text:list>
      <text:list xml:id="list3822752268" text:style-name="WWNum7">
        <text:list-item>
          <text:p text:style-name="P10"><text:tab/><text:line-break/> <text:tab/><text:span text:style-name="T3">3.if-else <text:tab/>if-else Statement</text:span><text:span text:style-name="T2">:<text:line-break/></text:span></text:p>
        </text:list-item>
      </text:list>
      <text:list xml:id="list2464440060" text:style-name="WWNum17">
        <text:list-item>
          <text:p text:style-name="P11"><text:tab/><text:line-break/><text:span text:style-name="T2">Verifica si la variable edad es menor a 18.<text:line-break/></text:span></text:p>
        </text:list-item>
      </text:list>
      <text:list xml:id="list3890529868" text:style-name="WWNum5">
        <text:list-item>
          <text:p text:style-name="P12"><text:tab/><text:line-break/><text:span text:style-name="T2">Si la condición <text:tab/>es verdadera, imprime "Eres menor de edad."<text:line-break/></text:span></text:p>
        </text:list-item>
      </text:list>
      <text:list xml:id="list474454561" text:style-name="WWNum13">
        <text:list-item>
          <text:p text:style-name="P13"><text:tab/><text:line-break/><text:span text:style-name="T2">Si <text:tab/>la condición es falsa, <text:tab/>verifica si edad es igual a 18.<text:line-break/></text:span></text:p>
        </text:list-item>
      </text:list>
      <text:list xml:id="list3352133123" text:style-name="WWNum11">
        <text:list-item>
          <text:p text:style-name="P14"><text:tab/><text:line-break/><text:span text:style-name="T2">Si <text:tab/>esta segunda condición es verdadera, <text:tab/>imprime "Tienes 18 años."<text:line-break/></text:span></text:p>
        </text:list-item>
      </text:list>
      <text:list xml:id="list2691555172" text:style-name="WWNum2">
        <text:list-item>
          <text:p text:style-name="P19"><text:tab/><text:line-break/><text:span text:style-name="T2">Si ninguna <text:tab/>de las condiciones anteriores es verdadera, imprime "Eres <text:tab/>mayor de edad." </text:span><text:tab/><text:line-break/></text:p>
        </text:list-item>
      </text:list>
      <text:p text:style-name="P2"><text:span text:style-name="T2">4. </text:span><text:span text:style-name="T3">switch Statement</text:span><text:span text:style-name="T2">:</text:span></text:p>
      <text:list xml:id="list3695655075" text:style-name="WWNum9">
        <text:list-item>
          <text:p text:style-name="P6"><text:tab/><text:line-break/><text:span text:style-name="T2">Verifica el valor de la variable dia.<text:line-break/></text:span></text:p>
        </text:list-item>
      </text:list>
      <text:list xml:id="list45719898" text:style-name="WWNum16">
        <text:list-item>
          <text:p text:style-name="P15"><text:tab/><text:line-break/><text:span text:style-name="T2">Si dia es "lunes", <text:tab/>imprime "Hoy es lunes."<text:line-break/></text:span></text:p>
        </text:list-item>
      </text:list>
      <text:list xml:id="list4217785305" text:style-name="WWNum10">
        <text:list-item>
          <text:p text:style-name="P16"><text:tab/><text:line-break/><text:span text:style-name="T2">Si dia es "martes", <text:tab/>imprime "Hoy es martes."<text:line-break/></text:span></text:p>
        </text:list-item>
      </text:list>
      <text:list xml:id="list2431417344" text:style-name="WWNum15">
        <text:list-item>
          <text:p text:style-name="P17"><text:tab/><text:line-break/><text:span text:style-name="T2">Si dia es "miércoles", <text:tab/>imprime "Hoy es miércoles."<text:line-break/></text:span></text:p>
        </text:list-item>
      </text:list>
      <text:list xml:id="list3825395172" text:style-name="WWNum4">
        <text:list-item>
          <text:p text:style-name="P20"><text:tab/><text:line-break/><text:span text:style-name="T2">Si dia no coincide <text:tab/>con ninguno de los casos anteriores, imprime "No es lunes, <text:tab/>martes ni miércoles." </text:span><text:tab/><text:line-break/></text:p>
        </text:list-item>
      </text:list>
      <text:p text:style-name="P2"><text:soft-page-break/><text:line-break/></text:p>
      <text:p text:style-name="P24"><text:bookmark text:name="_vsr86hff8v6b"/><text:span text:style-name="T1">Conclusión</text:span></text:p>
      <text:p text:style-name="P3"><text:span text:style-name="T2">Los condicionales en JavaScript son fundamentales para controlar el flujo de ejecución de un programa. Permiten que el código tome decisiones y ejecute diferentes bloques de código en función de ciertas condiciones. Esto hace que el programa sea más flexible y capaz de manejar diferentes situaciones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0" meta:word-count="403" meta:character-count="2446" meta:non-whitespace-character-count="2027"/>
    <meta:generator>LibreOfficeDev/6.0.5.2$Linux_X86_64 LibreOffice_project/</meta:generator>
  </office:meta>
</office:document-meta>
</file>